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30">
      <style:table-cell-properties fo:background-color="#FFC000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FFC000"/>
    </style:style>
    <style:style style:name="ce9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fo:background-color="#FFC000"/>
    </style:style>
    <style:style style:name="ce12" style:family="table-cell" style:parent-style-name="Default" style:data-style-name="N30">
      <style:table-cell-properties fo:border="thin solid #000000" fo:background-color="#FFC000"/>
    </style:style>
    <style:style style:name="ce13" style:family="table-cell" style:parent-style-name="Default" style:data-style-name="N25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25">
      <style:table-cell-properties style:vertical-align="middle" style:repeat-content="false"/>
      <style:paragraph-properties fo:text-align="center"/>
    </style:style>
    <style:style style:name="ce15" style:family="table-cell" style:parent-style-name="Default" style:data-style-name="N30">
      <style:table-cell-properties fo:border-top="thin solid #000000" fo:border-bottom="none" fo:border-left="thin solid #000000" fo:border-right="thin solid #000000" fo:background-color="#FFC000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8" style:family="table-cell" style:parent-style-name="Default" style:data-style-name="N0"/>
    <style:style style:name="ce19" style:family="table-cell" style:parent-style-name="Default" style:data-style-name="N25">
      <style:table-cell-properties style:vertical-align="middle" style:repeat-content="false"/>
      <style:paragraph-properties fo:text-align="center"/>
    </style:style>
    <style:style style:name="ce20" style:family="table-cell" style:parent-style-name="Default" style:data-style-name="N25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7.35541666666667cm" style:use-optimal-column-width="true"/>
    </style:style>
    <style:style style:name="co2" style:family="table-column">
      <style:table-column-properties fo:break-before="auto" style:column-width="1.031875cm" style:use-optimal-column-width="true"/>
    </style:style>
    <style:style style:name="co3" style:family="table-column">
      <style:table-column-properties fo:break-before="auto" style:column-width="3.38666666666667cm" style:use-optimal-column-width="true"/>
    </style:style>
    <style:style style:name="co4" style:family="table-column">
      <style:table-column-properties fo:break-before="auto" style:column-width="1.64041666666667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8.7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2" table:default-cell-style-name="ce9"/>
        <table:table-column table:style-name="co3" table:default-cell-style-name="ce10"/>
        <table:table-column table:style-name="co4" table:default-cell-style-name="ce2"/>
        <table:table-column table:style-name="co5" table:number-columns-repeated="16379" table:default-cell-style-name="ce1"/>
        <table:table-row table:style-name="ro1">
          <table:table-cell table:style-name="ce2"/>
          <table:table-cell office:value-type="string" table:style-name="ce2">
            <text:p>Arr</text:p>
          </table:table-cell>
          <table:table-cell office:value-type="string" table:style-name="ce2">
            <text:p>Dep</text:p>
          </table:table-cell>
          <table:table-cell office:value-type="string" table:style-name="ce2">
            <text:p>Label</text:p>
          </table:table-cell>
          <table:table-cell office:value-type="string" table:style-name="ce2">
            <text:p>Shunting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####</text:p>
          </table:table-cell>
          <table:table-cell table:number-columns-repeated="4" table:style-name="ce2"/>
          <table:table-cell table:number-columns-repeated="16379" table:style-name="ce1"/>
        </table:table-row>
        <table:table-row table:style-name="ro2">
          <table:table-cell office:value-type="string" table:style-name="ce2">
            <text:p>KS - Os</text:p>
          </table:table-cell>
          <table:table-cell table:number-columns-repeated="4" table:style-name="ce2"/>
          <table:table-cell table:number-columns-repeated="36" table:style-name="ce1"/>
          <table:table-cell table:number-columns-repeated="16343" table:style-name="ce3"/>
        </table:table-row>
        <table:table-row table:style-name="ro2">
          <table:table-cell office:value-type="float" office:value="40673" table:style-name="ce4">
            <text:p>40673</text:p>
          </table:table-cell>
          <table:table-cell table:number-columns-repeated="4" table:style-name="ce2"/>
          <table:table-cell table:number-columns-repeated="16379" table:style-name="ce1"/>
        </table:table-row>
        <table:table-row table:style-name="ro2">
          <table:table-cell office:value-type="string" table:style-name="ce4">
            <text:p>S1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2">
            <text:p>from Czestochowa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5">
            <text:p>"KZ", "ST", 1, "(1)"</text:p>
          </table:table-cell>
          <table:table-cell office:value-type="time" office:time-value="PT15H55M0S" table:style-name="ce6">
            <text:p>15:55</text:p>
          </table:table-cell>
          <table:table-cell office:value-type="time" office:time-value="PT15H55M0S" table:style-name="ce7">
            <text:p>15:55</text:p>
          </table:table-cell>
          <table:table-cell office:value-type="string" table:style-name="ce2">
            <text:p>Katowice Zawodzie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style-name="ce5">
            <text:p>"KZ-KO", "SBL+Sem(ST)", 1, "1", "(1)"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5">
            <text:p>"KO", "ST", 113, "(N/A)"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5">
            <text:p>"KO", "ST", 3, "(2)"</text:p>
          </table:table-cell>
          <table:table-cell office:value-type="time" office:time-value="PT15H59M0S" table:style-name="ce6">
            <text:p>15:59</text:p>
          </table:table-cell>
          <table:table-cell office:value-type="time" office:time-value="PT16H3M0S" table:style-name="ce7">
            <text:p>16:03</text:p>
          </table:table-cell>
          <table:table-cell office:value-type="string" table:style-name="ce2">
            <text:p>Katowice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style-name="ce8">
            <text:p>"KO-KTC-1", "SBL", 1, "1", "(2)"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8">
            <text:p>"KO-KTC-2", "SBL+POGP", 1, "2", "(2)"</text:p>
          </table:table-cell>
          <table:table-cell office:value-type="time" office:time-value="PT16H6M0S" table:style-name="ce6">
            <text:p>16:06</text:p>
          </table:table-cell>
          <table:table-cell office:value-type="time" office:time-value="PT16H6M0S" table:style-name="ce7">
            <text:p>16:06</text:p>
          </table:table-cell>
          <table:table-cell office:value-type="string" table:style-name="ce2">
            <text:p>Katowice Załęże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style-name="ce5">
            <text:p>"KTC-CB-1", "SBL", 1, "1", "(2)"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5">
            <text:p>"KTC-CB-2", "SBL+Sem(ST)", 1, "2", "(2)"</text:p>
          </table:table-cell>
          <table:table-cell table:style-name="ce6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5">
            <text:p>"CB", "ST", 1, "(1)"</text:p>
          </table:table-cell>
          <table:table-cell office:value-type="time" office:time-value="PT16H10M0S" table:style-name="ce6">
            <text:p>16:10</text:p>
          </table:table-cell>
          <table:table-cell office:value-type="time" office:time-value="PT16H10M0S" table:style-name="ce7">
            <text:p>16:10</text:p>
          </table:table-cell>
          <table:table-cell office:value-type="string" table:style-name="ce2">
            <text:p>Chorzów Batory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style-name="ce2">
            <text:p>to Gliwice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2">
            <text:p>####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2">
            <text:p>KS - Os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float" office:value="94766" table:style-name="ce2">
            <text:p>94766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2">
            <text:p>S5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2">
            <text:p>from Zwardoń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KL", "ST", 2, "(2)"</text:p>
          </table:table-cell>
          <table:table-cell office:value-type="time" office:time-value="PT15H57M0S" table:style-name="ce6">
            <text:p>15:57</text:p>
          </table:table-cell>
          <table:table-cell office:value-type="time" office:time-value="PT15H57M0S" table:style-name="ce7">
            <text:p>15:57</text:p>
          </table:table-cell>
          <table:table-cell office:value-type="string" table:style-name="ce2">
            <text:p>Katowice Ligota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5">
            <text:p>"KL-Bry-1", "SBL", 2, "1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KL-Bry-2", "SBL+Sem(PODG)", 2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Bry", "PODG", 2, "1", "(1)"</text:p>
          </table:table-cell>
          <table:table-cell office:value-type="time" office:time-value="PT16H0M0S" table:style-name="ce6">
            <text:p>16:00</text:p>
          </table:table-cell>
          <table:table-cell office:value-type="time" office:time-value="PT16H0M0S" table:style-name="ce7">
            <text:p>16:00</text:p>
          </table:table-cell>
          <table:table-cell office:value-type="string" table:style-name="ce2">
            <text:p>Katowice Brynów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5">
            <text:p>"Bry-KO", "PODG+Sem(ST)", 2, "1", "(1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KO", "ST", 8, "(4)"</text:p>
          </table:table-cell>
          <table:table-cell office:value-type="time" office:time-value="PT16H4M0S" table:style-name="ce6">
            <text:p>16:04</text:p>
          </table:table-cell>
          <table:table-cell table:style-name="ce2"/>
          <table:table-cell office:value-type="string" table:style-name="ce2">
            <text:p>Katowice<text:s/>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11">
            <text:p>"KO", "ST-M", 1114, "(N/A)"</text:p>
          </table:table-cell>
          <table:table-cell table:style-name="ce6"/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terminates in Katowice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2">
            <text:p>####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2">
            <text:p>IC - IC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float" office:value="26103" table:style-name="ce2">
            <text:p>26103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2">
            <text:p>BOLKO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2">
            <text:p>from Lublin Główny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KZ", "ST", 1, "(1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KZ-KO", "SBL+Sem(ST)", 1, "1", "(1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KO", "ST", 117, "(N/A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KO", "ST", 7, "(1)"</text:p>
          </table:table-cell>
          <table:table-cell office:value-type="time" office:time-value="PT16H4M0S" table:style-name="ce6">
            <text:p>16:04</text:p>
          </table:table-cell>
          <table:table-cell office:value-type="time" office:time-value="PT16H11M0S" table:style-name="ce7">
            <text:p>16:11</text:p>
          </table:table-cell>
          <table:table-cell office:value-type="string" table:style-name="ce2">
            <text:p>Katowice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"KO-KTC-1", "SBL", 1, "1", "(2)"</text:p>
          </table:table-cell>
          <table:table-cell table:style-name="ce6"/>
          <table:table-cell table:style-name="ce7"/>
          <table:table-cell table:number-columns-repeated="2" table:style-name="ce2"/>
          <table:table-cell table:number-columns-repeated="16379"/>
        </table:table-row>
        <table:table-row table:style-name="ro2">
          <table:table-cell office:value-type="string" table:style-name="ce8">
            <text:p>"KO-KTC-2", "SBL+POGP", 1, "2", "(2)"</text:p>
          </table:table-cell>
          <table:table-cell table:style-name="ce6"/>
          <table:table-cell table:style-name="ce7"/>
          <table:table-cell table:number-columns-repeated="2" table:style-name="ce2"/>
          <table:table-cell table:number-columns-repeated="16379"/>
        </table:table-row>
        <table:table-row table:style-name="ro2">
          <table:table-cell office:value-type="string" table:style-name="ce5">
            <text:p>"KTC-CB-1", "SBL", 1, "1", "(2)"</text:p>
          </table:table-cell>
          <table:table-cell table:style-name="ce6"/>
          <table:table-cell table:style-name="ce7"/>
          <table:table-cell table:number-columns-repeated="2" table:style-name="ce2"/>
          <table:table-cell table:number-columns-repeated="16379"/>
        </table:table-row>
        <table:table-row table:style-name="ro2">
          <table:table-cell office:value-type="string" table:style-name="ce5">
            <text:p>"KTC-CB-2", "SBL+Sem(ST)", 1, "2", "(2)"</text:p>
          </table:table-cell>
          <table:table-cell table:style-name="ce6"/>
          <table:table-cell table:style-name="ce7"/>
          <table:table-cell table:number-columns-repeated="2" table:style-name="ce2"/>
          <table:table-cell table:number-columns-repeated="16379"/>
        </table:table-row>
        <table:table-row table:style-name="ro2">
          <table:table-cell office:value-type="string" table:style-name="ce5">
            <text:p>"CB", "ST", 1, "(1)"</text:p>
          </table:table-cell>
          <table:table-cell table:style-name="ce6"/>
          <table:table-cell table:style-name="ce7"/>
          <table:table-cell table:number-columns-repeated="2" table:style-name="ce2"/>
          <table:table-cell table:number-columns-repeated="16379"/>
        </table:table-row>
        <table:table-row table:style-name="ro2">
          <table:table-cell office:value-type="string" table:style-name="ce4">
            <text:p>to Wrocław Główny</text:p>
          </table:table-cell>
          <table:table-cell table:style-name="ce6"/>
          <table:table-cell table:style-name="ce7"/>
          <table:table-cell table:number-columns-repeated="2" table:style-name="ce2"/>
          <table:table-cell table:number-columns-repeated="16379"/>
        </table:table-row>
        <table:table-row table:style-name="ro2">
          <table:table-cell office:value-type="string" table:style-name="ce2">
            <text:p>####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IC - IC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float" office:value="42100" table:style-name="ce4">
            <text:p>42100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SZTYGAR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departs from Katowice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KO(IC)", "B-M", 500, "(N/A)"</text:p>
          </table:table-cell>
          <table:table-cell table:style-name="ce4"/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"KO", "ST", 114, "(N/A)"</text:p>
          </table:table-cell>
          <table:table-cell table:style-name="ce4"/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"KO", "ST", 2, "(3)"</text:p>
          </table:table-cell>
          <table:table-cell table:style-name="ce4"/>
          <table:table-cell office:value-type="time" office:time-value="PT16H8M0S" table:style-name="ce7">
            <text:p>16:08</text:p>
          </table:table-cell>
          <table:table-cell office:value-type="string" table:style-name="ce2">
            <text:p>Katowice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5">
            <text:p>"KO", "ST", 114, "(N/A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KO-KZ", "SBL+Sem(ST)", 2, "1", "(1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KZ", "ST", 2, "(1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to Lublin Główny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2">
            <text:p>####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IC - IC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float" office:value="5312" table:style-name="ce4">
            <text:p>5312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PIAST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from Gdynia Główna via Wrocław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2">
            <text:p>"CB", "ST", 2, "(1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2">
            <text:p>"CB-KTC-1", "SBL", 2, "1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2">
            <text:p>"CB-KTC-2", "SBL+Sem(PODG)", 2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1">
            <text:p>"KTC-KO-1", "SBL+PO(Załęże)", 2, "1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1">
            <text:p>"KTC-KO-2", "SBL+Sem(ST)", 2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2">
            <text:p>"KO", "ST", 4, "(3)"</text:p>
          </table:table-cell>
          <table:table-cell office:value-type="time" office:time-value="PT16H6M0S" table:style-name="ce13">
            <text:p>16:06</text:p>
          </table:table-cell>
          <table:table-cell office:value-type="time" office:time-value="PT16H9M0S" table:style-name="ce14">
            <text:p>16:09</text:p>
          </table:table-cell>
          <table:table-cell office:value-type="string" table:style-name="ce2">
            <text:p>Katowice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"KO", "ST", 114, "(N/A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2">
            <text:p>"KO-KZ", "SBL+Sem(ST)", 4, "1", "(1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2">
            <text:p>"KZ", "ST", 4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to Kraków Główny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2">
            <text:p>####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2">
            <text:p>KS - Os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float" office:value="40518" table:style-name="ce2">
            <text:p>40518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2">
            <text:p>S4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2">
            <text:p>from Tychy Lodowisko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KL", "ST", 2, "(2)"</text:p>
          </table:table-cell>
          <table:table-cell office:value-type="time" office:time-value="PT16H3M0S" table:style-name="ce13">
            <text:p>16:03</text:p>
          </table:table-cell>
          <table:table-cell office:value-type="time" office:time-value="PT16H3M0S" table:style-name="ce14">
            <text:p>16:03</text:p>
          </table:table-cell>
          <table:table-cell office:value-type="string" table:style-name="ce2">
            <text:p>Katowice Ligota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"KL-Bry-1", "SBL", 2, "1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KL-Bry-2", "SBL+Sem(PODG)", 2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Bry", "PODG", 2, "1", "(1)"</text:p>
          </table:table-cell>
          <table:table-cell office:value-type="time" office:time-value="PT16H6M0S" table:style-name="ce13">
            <text:p>16:06</text:p>
          </table:table-cell>
          <table:table-cell office:value-type="time" office:time-value="PT16H6M0S" table:style-name="ce14">
            <text:p>16:06</text:p>
          </table:table-cell>
          <table:table-cell office:value-type="string" table:style-name="ce2">
            <text:p>Katowice Brynów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"Bry-KO", "PODG+Sem(ST)", 2, "1", "(1)"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12">
            <text:p>"KO", "ST", 3, "(2)"</text:p>
          </table:table-cell>
          <table:table-cell office:value-type="time" office:time-value="PT16H9M0S" table:style-name="ce13">
            <text:p>16:09</text:p>
          </table:table-cell>
          <table:table-cell table:style-name="ce2"/>
          <table:table-cell office:value-type="string" table:style-name="ce2">
            <text:p>Katowice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style-name="ce11">
            <text:p>"KO", "ST-M", 1113, "(N/A)"</text:p>
          </table:table-cell>
          <table:table-cell table:style-name="ce4"/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terminates in Katowice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2">
            <text:p>####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4">
            <text:p>PR - R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float" office:value="34319" table:style-name="ce4">
            <text:p>34319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4">
            <text:p>No name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4">
            <text:p>from Kraków Główny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12">
            <text:p>"KZ", "ST", 3, "(2)"</text:p>
          </table:table-cell>
          <table:table-cell office:value-type="time" office:time-value="PT16H10M0S" table:style-name="ce13">
            <text:p>16:10</text:p>
          </table:table-cell>
          <table:table-cell office:value-type="time" office:time-value="PT16H10M0S" table:style-name="ce14">
            <text:p>16:10</text:p>
          </table:table-cell>
          <table:table-cell office:value-type="string" table:style-name="ce2">
            <text:p>Katowice Zawodzie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style-name="ce12">
            <text:p>"KZ-KO", "SBL+Sem(ST)", 3, "1", "(1)"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12">
            <text:p>"KO", "ST", 114, "(N/A)"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12">
            <text:p>"KO", "ST", 10, "(4)"</text:p>
          </table:table-cell>
          <table:table-cell office:value-type="time" office:time-value="PT16H14M0S" table:style-name="ce13">
            <text:p>16:14</text:p>
          </table:table-cell>
          <table:table-cell table:style-name="ce2"/>
          <table:table-cell office:value-type="string" table:style-name="ce2">
            <text:p>Katowice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style-name="ce11">
            <text:p>"KO", "ST-M", 1118, "(N/A)"</text:p>
          </table:table-cell>
          <table:table-cell table:style-name="ce4"/>
          <table:table-cell table:number-columns-repeated="2" table:style-name="ce2"/>
          <table:table-cell office:value-type="string" table:style-name="ce2">
            <text:p>Y</text:p>
          </table:table-cell>
          <table:table-cell office:value-type="string" table:style-name="ce1">
            <text:p>Zmiana czoła pociągu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terminates in Katowice; turn around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2">
            <text:p>####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4">
            <text:p>IC - IC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14006/112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SILESIA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from Warszawa Wschodnia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KZ", "ST", 1, "(1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KZ-KO", "SBL+Sem(ST)", 1, "1", "(1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2">
            <text:p>"KO", "ST", 117, "(N/A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2">
            <text:p>"KO", "ST", 9, "(1)"</text:p>
          </table:table-cell>
          <table:table-cell office:value-type="time" office:time-value="PT16H10M0S" table:style-name="ce13">
            <text:p>16:10</text:p>
          </table:table-cell>
          <table:table-cell office:value-type="time" office:time-value="PT16H19M0S" table:style-name="ce14">
            <text:p>16:19</text:p>
          </table:table-cell>
          <table:table-cell office:value-type="string" table:style-name="ce2">
            <text:p>Katowice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"KO-Bugla-Bry-1", "Sem(ST)+SBL", 1, "1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2">
            <text:p>"KO-Bugla-Bry-2", "SBL+Sem(PODG)", 1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2">
            <text:p>"Bry-KL-1", "SBL+POGP", 1, "1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2">
            <text:p>"Bry-KL-2", "SBL+Sem(ST)", 1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2">
            <text:p>"KL", "ST", 2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to Praha Hlavni Nadrazi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2">
            <text:p>####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2">
            <text:p>KS - OsP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float" office:value="94611" table:style-name="ce2">
            <text:p>94611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2">
            <text:p>S6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departs from Katowice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1">
            <text:p>"KO", "ST-M", 1113, "(N/A)"</text:p>
          </table:table-cell>
          <table:table-cell table:style-name="ce4"/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16379"/>
        </table:table-row>
        <table:table-row table:style-name="ro2">
          <table:table-cell office:value-type="string" table:style-name="ce12">
            <text:p>"KO", "ST", 1, "(2)"</text:p>
          </table:table-cell>
          <table:table-cell table:style-name="ce4"/>
          <table:table-cell office:value-type="time" office:time-value="PT16H12M0S" table:style-name="ce14">
            <text:p>16:12</text:p>
          </table:table-cell>
          <table:table-cell office:value-type="string" table:style-name="ce2">
            <text:p>Katowice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12">
            <text:p>"KO-Bugla-Bry-1", "Sem(ST)+SBL", 1, "1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2">
            <text:p>"KO-Bugla-Bry-2", "SBL+Sem(PODG)", 1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2">
            <text:p>"Bry-KL-1", "SBL+POGP", 1, "1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2">
            <text:p>"Bry-KL-2", "SBL+Sem(ST)", 1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2">
            <text:p>"KL", "ST", 2, "(2)"</text:p>
          </table:table-cell>
          <table:table-cell office:value-type="time" office:time-value="PT16H17M0S" table:style-name="ce13">
            <text:p>16:17</text:p>
          </table:table-cell>
          <table:table-cell office:value-type="time" office:time-value="PT16H17M0S" table:style-name="ce14">
            <text:p>16:17</text:p>
          </table:table-cell>
          <table:table-cell office:value-type="string" table:style-name="ce2">
            <text:p>Katowice Ligota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2">
            <text:p>to Wisła Głębce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2">
            <text:p>####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2">
            <text:p>KS - OsP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float" office:value="40150" table:style-name="ce2">
            <text:p>40150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S1 KARLIK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from Gliwice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2">
            <text:p>"CB", "ST", 2, "(1)"</text:p>
          </table:table-cell>
          <table:table-cell office:value-type="time" office:time-value="PT16H10M0S" table:style-name="ce13">
            <text:p>16:10</text:p>
          </table:table-cell>
          <table:table-cell office:value-type="time" office:time-value="PT16H10M0S" table:style-name="ce14">
            <text:p>16:10</text:p>
          </table:table-cell>
          <table:table-cell office:value-type="string" table:style-name="ce2">
            <text:p>Chorzów Batory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"CB-KTC-1", "SBL", 2, "1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2">
            <text:p>"CB-KTC-2", "SBL+Sem(PODG)", 2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1">
            <text:p>"KTC-KO-1", "SBL+PO(Załęże)", 2, "1", "(2)"</text:p>
          </table:table-cell>
          <table:table-cell office:value-type="time" office:time-value="PT16H13M0S" table:style-name="ce13">
            <text:p>16:13</text:p>
          </table:table-cell>
          <table:table-cell office:value-type="time" office:time-value="PT16H13M0S" table:style-name="ce14">
            <text:p>16:13</text:p>
          </table:table-cell>
          <table:table-cell office:value-type="string" table:style-name="ce2">
            <text:p>Katowice Załęże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"KTC-KO-2", "SBL+Sem(ST)", 2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2">
            <text:p>"KO", "ST", 4, "(3)"</text:p>
          </table:table-cell>
          <table:table-cell office:value-type="time" office:time-value="PT16H16M0S" table:style-name="ce13">
            <text:p>16:16</text:p>
          </table:table-cell>
          <table:table-cell office:value-type="time" office:time-value="PT16H18M0S" table:style-name="ce14">
            <text:p>16:18</text:p>
          </table:table-cell>
          <table:table-cell office:value-type="string" table:style-name="ce2">
            <text:p>Katowice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"KO", "ST", 114, "(N/A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2">
            <text:p>"KO-KZ", "SBL+Sem(ST)", 2, "1", "(1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2">
            <text:p>"KZ", "ST", 2, "(1)"</text:p>
          </table:table-cell>
          <table:table-cell office:value-type="time" office:time-value="PT16H26M0S" table:style-name="ce13">
            <text:p>16:26</text:p>
          </table:table-cell>
          <table:table-cell office:value-type="time" office:time-value="PT16H26M0S" table:style-name="ce14">
            <text:p>16:26</text:p>
          </table:table-cell>
          <table:table-cell office:value-type="string" table:style-name="ce2">
            <text:p>Katowice Zawodzie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to Częstochowa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2">
            <text:p>####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IC - IC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130/41004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BATHORY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from Budapest-Nyugati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KL", "ST", 2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KL-Bry-1", "SBL", 2, "1", "(2)"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5">
            <text:p>"KL-Bry-2", "SBL+Sem(PODG)", 2, "2", "(2)"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5">
            <text:p>"Bry", "PODG", 2, "1", "(1)"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5">
            <text:p>"Bry-KO", "PODG+Sem(ST)", 2, "1", "(1)"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12">
            <text:p>"KO", "ST", 10, "(4)"</text:p>
          </table:table-cell>
          <table:table-cell office:value-type="time" office:time-value="PT16H15M0S" table:style-name="ce13">
            <text:p>16:15</text:p>
          </table:table-cell>
          <table:table-cell office:value-type="time" office:time-value="PT16H23M0S" table:style-name="ce14">
            <text:p>16:23</text:p>
          </table:table-cell>
          <table:table-cell office:value-type="string" table:style-name="ce2">
            <text:p>Katowice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style-name="ce11">
            <text:p>"KO", "ST", 118, "(N/A)"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12">
            <text:p>"KO-KZ", "SBL+Sem(ST)", 2, "1", "(1)"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12">
            <text:p>"KZ", "ST", 2, "(1)"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4">
            <text:p>to Brest-Centralnyi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4">
            <text:p>####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4">
            <text:p>KS - OsP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float" office:value="94113" table:style-name="ce4">
            <text:p>94113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4">
            <text:p>S5 SPRINTER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4">
            <text:p>departs from Katowice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11">
            <text:p>"KO", "ST-M", 1113, "(N/A)"</text:p>
          </table:table-cell>
          <table:table-cell table:style-name="ce4"/>
          <table:table-cell table:number-columns-repeated="2" table:style-name="ce2"/>
          <table:table-cell office:value-type="string" table:style-name="ce2">
            <text:p>Y</text:p>
          </table:table-cell>
          <table:table-cell office:value-type="string" table:style-name="ce1">
            <text:p>Maybe from Rac(KS)?</text:p>
          </table:table-cell>
          <table:table-cell table:number-columns-repeated="16378"/>
        </table:table-row>
        <table:table-row table:style-name="ro2">
          <table:table-cell office:value-type="string" table:style-name="ce12">
            <text:p>"KO", "ST", 1, "(2)"</text:p>
          </table:table-cell>
          <table:table-cell table:style-name="ce4"/>
          <table:table-cell office:value-type="time" office:time-value="PT16H24M0S" table:style-name="ce14">
            <text:p>16:24</text:p>
          </table:table-cell>
          <table:table-cell office:value-type="string" table:style-name="ce2">
            <text:p>Katowice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style-name="ce12">
            <text:p>"KO-Bugla-Bry-1", "Sem(ST)+SBL", 1, "1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2">
            <text:p>"KO-Bugla-Bry-2", "SBL+Sem(PODG)", 1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2">
            <text:p>"Bry-KL-1", "SBL+POGP", 1, "1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2">
            <text:p>"Bry-KL-2", "SBL+Sem(ST)", 1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2">
            <text:p>"KL", "ST", 2, "(2)"</text:p>
          </table:table-cell>
          <table:table-cell office:value-type="time" office:time-value="PT16H30M0S" table:style-name="ce13">
            <text:p>16:30</text:p>
          </table:table-cell>
          <table:table-cell office:value-type="time" office:time-value="PT16H30M0S" table:style-name="ce14">
            <text:p>16:30</text:p>
          </table:table-cell>
          <table:table-cell office:value-type="string" table:style-name="ce2">
            <text:p>Katowice Ligota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o Żywiec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####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KS - Os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float" office:value="40673" table:style-name="ce4">
            <text:p>40673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S1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2">
            <text:p>from Czestochowa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KZ", "ST", 1, "(1)"</text:p>
          </table:table-cell>
          <table:table-cell office:value-type="time" office:time-value="PT16H14M0S" table:style-name="ce13">
            <text:p>16:14</text:p>
          </table:table-cell>
          <table:table-cell office:value-type="time" office:time-value="PT16H14M0S" table:style-name="ce14">
            <text:p>16:14</text:p>
          </table:table-cell>
          <table:table-cell office:value-type="string" table:style-name="ce2">
            <text:p>Katowice Zawodzie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"KZ-KO", "SBL+Sem(ST)", 1, "1", "(1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2">
            <text:p>"KO", "ST", 117, "(N/A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2">
            <text:p>"KO", "ST", 7, "(1)"</text:p>
          </table:table-cell>
          <table:table-cell office:value-type="time" office:time-value="PT16H18M0S" table:style-name="ce13">
            <text:p>16:18</text:p>
          </table:table-cell>
          <table:table-cell office:value-type="time" office:time-value="PT16H30M0S" table:style-name="ce14">
            <text:p>16:30</text:p>
          </table:table-cell>
          <table:table-cell office:value-type="string" table:style-name="ce2">
            <text:p>Katowice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"KO-KTC-1", "SBL", 1, "1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8">
            <text:p>"KO-KTC-2", "SBL+POGP", 1, "2", "(2)"</text:p>
          </table:table-cell>
          <table:table-cell office:value-type="time" office:time-value="PT16H32M0S" table:style-name="ce13">
            <text:p>16:32</text:p>
          </table:table-cell>
          <table:table-cell office:value-type="time" office:time-value="PT16H32M0S" table:style-name="ce14">
            <text:p>16:32</text:p>
          </table:table-cell>
          <table:table-cell office:value-type="string" table:style-name="ce2">
            <text:p>Katowice Załęże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style-name="ce5">
            <text:p>"KTC-CB-1", "SBL", 1, "1", "(2)"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5">
            <text:p>"KTC-CB-2", "SBL+Sem(ST)", 1, "2", "(2)"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5">
            <text:p>"CB", "ST", 1, "(1)"</text:p>
          </table:table-cell>
          <table:table-cell office:value-type="time" office:time-value="PT16H36M0S" table:style-name="ce13">
            <text:p>16:36</text:p>
          </table:table-cell>
          <table:table-cell office:value-type="time" office:time-value="PT16H36M0S" table:style-name="ce14">
            <text:p>16:36</text:p>
          </table:table-cell>
          <table:table-cell office:value-type="string" table:style-name="ce2">
            <text:p>Chorzów Batory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style-name="ce2">
            <text:p>to Gliwice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4">
            <text:p>####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2">
            <text:p>IC - TLK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float" office:value="54101" table:style-name="ce2">
            <text:p>54101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2">
            <text:p>DOKER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2">
            <text:p>from Gdynia Główna via Koluszki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5">
            <text:p>"KZ", "ST", 1, "(1)"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5">
            <text:p>"KZ-KO", "SBL+Sem(ST)", 1, "1", "(1)"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12">
            <text:p>"KO", "ST", 117, "(N/A)"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12">
            <text:p>"KO", "ST", 9, "(1)"</text:p>
          </table:table-cell>
          <table:table-cell office:value-type="time" office:time-value="PT16H28M0S" table:style-name="ce13">
            <text:p>16:28</text:p>
          </table:table-cell>
          <table:table-cell table:style-name="ce2"/>
          <table:table-cell office:value-type="string" table:style-name="ce2">
            <text:p>Katowice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style-name="ce12">
            <text:p>"KO", "ST", 113, "(N/A)"</text:p>
          </table:table-cell>
          <table:table-cell table:style-name="ce4"/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2">
            <text:p>"KO(IC)", "B-M", 500, "(N/A)"</text:p>
          </table:table-cell>
          <table:table-cell table:style-name="ce4"/>
          <table:table-cell table:number-columns-repeated="2" table:style-name="ce2"/>
          <table:table-cell office:value-type="string" table:style-name="ce2">
            <text:p>Y</text:p>
          </table:table-cell>
          <table:table-cell office:value-type="string" table:style-name="ce1">
            <text:p>Look at this shunting pat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terminates in Katowice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####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KS - Os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float" office:value="40477" table:style-name="ce4">
            <text:p>40477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S4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departs from Katowice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1">
            <text:p>"KO", "ST-M", 1113, "(N/A)"</text:p>
          </table:table-cell>
          <table:table-cell table:style-name="ce4"/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16379"/>
        </table:table-row>
        <table:table-row table:style-name="ro2">
          <table:table-cell office:value-type="string" table:style-name="ce12">
            <text:p>"KO", "ST", 7, "(1)"</text:p>
          </table:table-cell>
          <table:table-cell table:style-name="ce4"/>
          <table:table-cell office:value-type="time" office:time-value="PT16H29M0S" table:style-name="ce14">
            <text:p>16:29</text:p>
          </table:table-cell>
          <table:table-cell office:value-type="string" table:style-name="ce2">
            <text:p>Katowice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12">
            <text:p>"KO-Bugla-Bry-1", "Sem(ST)+SBL", 1, "1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2">
            <text:p>"KO-Bugla-Bry-2", "SBL+Sem(PODG)", 1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2">
            <text:p>"Bry-KL-1", "SBL+POGP", 1, "1", "(2)"</text:p>
          </table:table-cell>
          <table:table-cell office:value-type="time" office:time-value="PT16H32M0S" table:style-name="ce13">
            <text:p>16:32</text:p>
          </table:table-cell>
          <table:table-cell office:value-type="time" office:time-value="PT16H32M0S" table:style-name="ce14">
            <text:p>16:32</text:p>
          </table:table-cell>
          <table:table-cell office:value-type="string" table:style-name="ce2">
            <text:p>Katowice Brynów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12">
            <text:p>"Bry-KL-2", "SBL+Sem(ST)", 1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2">
            <text:p>"KL", "ST", 2, "(2)"</text:p>
          </table:table-cell>
          <table:table-cell office:value-type="time" office:time-value="PT16H35M0S" table:style-name="ce13">
            <text:p>16:35</text:p>
          </table:table-cell>
          <table:table-cell office:value-type="time" office:time-value="PT16H35M0S" table:style-name="ce14">
            <text:p>16:35</text:p>
          </table:table-cell>
          <table:table-cell office:value-type="string" table:style-name="ce2">
            <text:p>Katowice Ligota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4">
            <text:p>to Tychy Lodowisko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####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IC - EIP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float" office:value="4500" table:style-name="ce4">
            <text:p>4500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Pendolino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from Gliwice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2">
            <text:p>"CB", "ST", 2, "(1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2">
            <text:p>"CB-KTC-1", "SBL", 2, "1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2">
            <text:p>"CB-KTC-2", "SBL+Sem(PODG)", 2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1">
            <text:p>"KTC-KO-1", "SBL+PO(Załęże)", 2, "1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1">
            <text:p>"KTC-KO-2", "SBL+Sem(ST)", 2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2">
            <text:p>"KO", "ST", 2, "(3)"</text:p>
          </table:table-cell>
          <table:table-cell office:value-type="time" office:time-value="PT16H31M0S" table:style-name="ce13">
            <text:p>16:31</text:p>
          </table:table-cell>
          <table:table-cell office:value-type="time" office:time-value="PT16H35M0S" table:style-name="ce14">
            <text:p>16:35</text:p>
          </table:table-cell>
          <table:table-cell office:value-type="string" table:style-name="ce2">
            <text:p>Katowice</text:p>
          </table:table-cell>
          <table:table-cell table:number-columns-repeated="16380"/>
        </table:table-row>
        <table:table-row table:style-name="ro2">
          <table:table-cell office:value-type="string" table:style-name="ce12">
            <text:p>"KO", "ST", 114, "(N/A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2">
            <text:p>"KO-KZ", "SBL+Sem(ST)", 2, "1", "(1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2">
            <text:p>"KZ", "ST", 2, "(1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2">
            <text:p>to Gdynia Główna via Warszawa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####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KS - Os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float" office:value="94317" table:style-name="ce4">
            <text:p>94317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S8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4">
            <text:p>from Oświęcim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12">
            <text:p>"KZ", "ST", 3, "(2)"</text:p>
          </table:table-cell>
          <table:table-cell office:value-type="time" office:time-value="PT16H39M0S" table:style-name="ce13">
            <text:p>16:39</text:p>
          </table:table-cell>
          <table:table-cell office:value-type="time" office:time-value="PT16H39M0S" table:style-name="ce14">
            <text:p>16:39</text:p>
          </table:table-cell>
          <table:table-cell office:value-type="string" table:style-name="ce2">
            <text:p>Katowice Zawodzie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style-name="ce12">
            <text:p>"KZ-KO", "SBL+Sem(ST)", 3, "1", "(1)"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12">
            <text:p>"KO", "ST", 117, "(N/A)"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12">
            <text:p>"KO", "ST", 7, "(1)"</text:p>
          </table:table-cell>
          <table:table-cell office:value-type="time" office:time-value="PT16H44M0S" table:style-name="ce13">
            <text:p>16:44</text:p>
          </table:table-cell>
          <table:table-cell office:value-type="time" office:time-value="PT16H50M0S" table:style-name="ce14">
            <text:p>16:50</text:p>
          </table:table-cell>
          <table:table-cell office:value-type="string" table:style-name="ce2">
            <text:p>Katowice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style-name="ce8">
            <text:p>"KO-KTC-1", "SBL", 1, "1", "(2)"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8">
            <text:p>"KO-KTC-2", "SBL+POGP", 1, "2", "(2)"</text:p>
          </table:table-cell>
          <table:table-cell office:value-type="time" office:time-value="PT16H53M0S" table:style-name="ce13">
            <text:p>16:53</text:p>
          </table:table-cell>
          <table:table-cell office:value-type="time" office:time-value="PT16H53M0S" table:style-name="ce14">
            <text:p>16:53</text:p>
          </table:table-cell>
          <table:table-cell office:value-type="string" table:style-name="ce2">
            <text:p>Katowice Załęże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style-name="ce5">
            <text:p>"KTC-CB-1", "SBL", 1, "1", "(2)"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5">
            <text:p>"KTC-CB-2", "SBL+Sem(ST)", 1, "2", "(2)"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15">
            <text:p>"CB", "ST", 3, "(2)"</text:p>
          </table:table-cell>
          <table:table-cell office:value-type="time" office:time-value="PT16H57M0S" table:style-name="ce13">
            <text:p>16:57</text:p>
          </table:table-cell>
          <table:table-cell office:value-type="time" office:time-value="PT16H57M0S" table:style-name="ce14">
            <text:p>16:57</text:p>
          </table:table-cell>
          <table:table-cell office:value-type="string" table:style-name="ce2">
            <text:p>Chorzów Batory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style-name="ce16">
            <text:p>to Lubliniec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6">
            <text:p>####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6">
            <text:p>KS - Os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float" office:value="44717" table:style-name="ce16">
            <text:p>44717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6">
            <text:p>S7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6">
            <text:p>departs from Katowice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1">
            <text:p>"KO", "ST-M", 1113, "(N/A)"</text:p>
          </table:table-cell>
          <table:table-cell table:style-name="ce16"/>
          <table:table-cell table:number-columns-repeated="2" table:style-name="ce17"/>
          <table:table-cell office:value-type="string" table:style-name="ce17">
            <text:p>Y</text:p>
          </table:table-cell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2">
            <text:p>"KO", "ST", 1, "(2)"</text:p>
          </table:table-cell>
          <table:table-cell table:style-name="ce16"/>
          <table:table-cell office:value-type="time" office:time-value="PT16H36M0S" table:style-name="ce19">
            <text:p>16:36</text:p>
          </table:table-cell>
          <table:table-cell office:value-type="string" table:style-name="ce17">
            <text:p>Katowice</text:p>
          </table:table-cell>
          <table:table-cell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2">
            <text:p>"KO-Bugla-Bry-1", "Sem(ST)+SBL", 1, "1", "(2)"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2">
            <text:p>"KO-Bugla-Bry-2", "SBL+Sem(PODG)", 1, "2", "(2)"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2">
            <text:p>"Bry-KL-1", "SBL+POGP", 1, "1", "(2)"</text:p>
          </table:table-cell>
          <table:table-cell office:value-type="time" office:time-value="PT16H39M0S" table:style-name="ce20">
            <text:p>16:39</text:p>
          </table:table-cell>
          <table:table-cell office:value-type="time" office:time-value="PT16H39M0S" table:style-name="ce19">
            <text:p>16:39</text:p>
          </table:table-cell>
          <table:table-cell office:value-type="string" table:style-name="ce17">
            <text:p>Katowice Brynów</text:p>
          </table:table-cell>
          <table:table-cell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2">
            <text:p>"Bry-KL-2", "SBL+Sem(ST)", 1, "2", "(2)"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2">
            <text:p>"KL", "ST", 3, "(1)"</text:p>
          </table:table-cell>
          <table:table-cell office:value-type="time" office:time-value="PT16H43M0S" table:style-name="ce20">
            <text:p>16:43</text:p>
          </table:table-cell>
          <table:table-cell office:value-type="time" office:time-value="PT16H43M0S" table:style-name="ce19">
            <text:p>16:43</text:p>
          </table:table-cell>
          <table:table-cell office:value-type="string" table:style-name="ce17">
            <text:p>Katowice Ligota</text:p>
          </table:table-cell>
          <table:table-cell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6">
            <text:p>to Racibórz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6">
            <text:p>####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6">
            <text:p>KS - Os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float" office:value="64350" table:style-name="ce16">
            <text:p>64350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6">
            <text:p>S8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6">
            <text:p>from Kluczbork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2">
            <text:p>"CB", "ST", 4, "(2)"</text:p>
          </table:table-cell>
          <table:table-cell office:value-type="time" office:time-value="PT16H31M0S" table:style-name="ce20">
            <text:p>16:31</text:p>
          </table:table-cell>
          <table:table-cell office:value-type="time" office:time-value="PT16H31M0S" table:style-name="ce19">
            <text:p>16:31</text:p>
          </table:table-cell>
          <table:table-cell office:value-type="string" table:style-name="ce17">
            <text:p>Chorzów Batory</text:p>
          </table:table-cell>
          <table:table-cell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2">
            <text:p>"CB-KTC-1", "SBL", 2, "1", "(2)"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2">
            <text:p>"CB-KTC-2", "SBL+Sem(PODG)", 2, "2", "(2)"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1">
            <text:p>"KTC-KO-1", "SBL+PO(Załęże)", 2, "1", "(2)"</text:p>
          </table:table-cell>
          <table:table-cell office:value-type="time" office:time-value="PT16H34M0S" table:style-name="ce20">
            <text:p>16:34</text:p>
          </table:table-cell>
          <table:table-cell office:value-type="time" office:time-value="PT16H34M0S" table:style-name="ce19">
            <text:p>16:34</text:p>
          </table:table-cell>
          <table:table-cell office:value-type="string" table:style-name="ce17">
            <text:p>Katowice Załęże</text:p>
          </table:table-cell>
          <table:table-cell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1">
            <text:p>"KTC-KO-2", "SBL+Sem(ST)", 2, "2", "(2)"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2">
            <text:p>"KO", "ST", 8, "(4)"</text:p>
          </table:table-cell>
          <table:table-cell office:value-type="time" office:time-value="PT16H38M0S" table:style-name="ce20">
            <text:p>16:38</text:p>
          </table:table-cell>
          <table:table-cell office:value-type="time" office:time-value="PT16H40M0S" table:style-name="ce19">
            <text:p>16:40</text:p>
          </table:table-cell>
          <table:table-cell office:value-type="string" table:style-name="ce17">
            <text:p>Katowice</text:p>
          </table:table-cell>
          <table:table-cell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1">
            <text:p>"KO", "ST", 118, "(N/A)"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2">
            <text:p>"KO-KZ", "SBL+Sem(ST)", 4, "1", "(1)"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2">
            <text:p>"KZ", "ST", 4, "(2)"</text:p>
          </table:table-cell>
          <table:table-cell office:value-type="time" office:time-value="PT16H44M0S" table:style-name="ce20">
            <text:p>16:44</text:p>
          </table:table-cell>
          <table:table-cell office:value-type="time" office:time-value="PT16H44M0S" table:style-name="ce19">
            <text:p>16:44</text:p>
          </table:table-cell>
          <table:table-cell office:value-type="string" table:style-name="ce17">
            <text:p>Katowice Zawodzie</text:p>
          </table:table-cell>
          <table:table-cell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6">
            <text:p>to Oświęcim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6">
            <text:p>####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6">
            <text:p>KS - Os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float" office:value="94813" table:style-name="ce16">
            <text:p>94813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6">
            <text:p>S5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6">
            <text:p>departs from Katowice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1">
            <text:p>"KO", "ST-M", 1113, "(N/A)"</text:p>
          </table:table-cell>
          <table:table-cell table:style-name="ce16"/>
          <table:table-cell table:number-columns-repeated="2" table:style-name="ce17"/>
          <table:table-cell office:value-type="string" table:style-name="ce17">
            <text:p>Y</text:p>
          </table:table-cell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2">
            <text:p>"KO", "ST", 1, "(2)"</text:p>
          </table:table-cell>
          <table:table-cell table:style-name="ce16"/>
          <table:table-cell office:value-type="time" office:time-value="PT16H47M0S" table:style-name="ce19">
            <text:p>16:47</text:p>
          </table:table-cell>
          <table:table-cell office:value-type="string" table:style-name="ce17">
            <text:p>Katowice</text:p>
          </table:table-cell>
          <table:table-cell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2">
            <text:p>"KO-Bugla-Bry-1", "Sem(ST)+SBL", 1, "1", "(2)"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2">
            <text:p>"KO-Bugla-Bry-2", "SBL+Sem(PODG)", 1, "2", "(2)"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2">
            <text:p>"Bry-KL-1", "SBL+POGP", 1, "1", "(2)"</text:p>
          </table:table-cell>
          <table:table-cell office:value-type="time" office:time-value="PT16H51M0S" table:style-name="ce20">
            <text:p>16:51</text:p>
          </table:table-cell>
          <table:table-cell office:value-type="time" office:time-value="PT16H51M0S" table:style-name="ce19">
            <text:p>16:51</text:p>
          </table:table-cell>
          <table:table-cell office:value-type="string" table:style-name="ce17">
            <text:p>Katowice Brynów</text:p>
          </table:table-cell>
          <table:table-cell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2">
            <text:p>"Bry-KL-2", "SBL+Sem(ST)", 1, "2", "(2)"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2">
            <text:p>"KL", "ST", 1, "(2)"</text:p>
          </table:table-cell>
          <table:table-cell office:value-type="time" office:time-value="PT16H54M0S" table:style-name="ce20">
            <text:p>16:54</text:p>
          </table:table-cell>
          <table:table-cell office:value-type="time" office:time-value="PT16H54M0S" table:style-name="ce19">
            <text:p>16:54</text:p>
          </table:table-cell>
          <table:table-cell office:value-type="string" table:style-name="ce17">
            <text:p>Katowice Ligota</text:p>
          </table:table-cell>
          <table:table-cell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6">
            <text:p>to Żywiec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6">
            <text:p>####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6">
            <text:p>KS - Os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float" office:value="44862" table:style-name="ce16">
            <text:p>44862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6">
            <text:p>S71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6">
            <text:p>from Chałupki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5">
            <text:p>"KL", "ST", 2, "(2)"</text:p>
          </table:table-cell>
          <table:table-cell office:value-type="time" office:time-value="PT16H42M0S" table:style-name="ce20">
            <text:p>16:42</text:p>
          </table:table-cell>
          <table:table-cell office:value-type="time" office:time-value="PT16H42M0S" table:style-name="ce19">
            <text:p>16:42</text:p>
          </table:table-cell>
          <table:table-cell office:value-type="string" table:style-name="ce17">
            <text:p>Katowice Ligota</text:p>
          </table:table-cell>
          <table:table-cell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5">
            <text:p>"KL-Bry-1", "SBL", 2, "1", "(2)"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5">
            <text:p>"KL-Bry-2", "SBL+Sem(PODG)", 2, "2", "(2)"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5">
            <text:p>"Bry", "PODG", 2, "1", "(1)"</text:p>
          </table:table-cell>
          <table:table-cell office:value-type="time" office:time-value="PT16H45M0S" table:style-name="ce20">
            <text:p>16:45</text:p>
          </table:table-cell>
          <table:table-cell office:value-type="time" office:time-value="PT16H45M0S" table:style-name="ce19">
            <text:p>16:45</text:p>
          </table:table-cell>
          <table:table-cell office:value-type="string" table:style-name="ce17">
            <text:p>Katowice Brynów</text:p>
          </table:table-cell>
          <table:table-cell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5">
            <text:p>"Bry-KO", "PODG+Sem(ST)", 2, "1", "(1)"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2">
            <text:p>"KO", "ST", 8, "(4)"</text:p>
          </table:table-cell>
          <table:table-cell office:value-type="time" office:time-value="PT16H48M0S" table:style-name="ce20">
            <text:p>16:48</text:p>
          </table:table-cell>
          <table:table-cell table:style-name="ce17"/>
          <table:table-cell office:value-type="string" table:style-name="ce17">
            <text:p>Katowice</text:p>
          </table:table-cell>
          <table:table-cell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1">
            <text:p>"KO", "ST-M", 1118, "(N/A)"</text:p>
          </table:table-cell>
          <table:table-cell table:style-name="ce16"/>
          <table:table-cell table:number-columns-repeated="2" table:style-name="ce17"/>
          <table:table-cell office:value-type="string" table:style-name="ce17">
            <text:p>Y</text:p>
          </table:table-cell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2">
            <text:p>terminates in Katowice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6">
            <text:p>####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6">
            <text:p>KS - Os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float" office:value="40628" table:style-name="ce16">
            <text:p>40628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6">
            <text:p>S1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6">
            <text:p>from Gliwice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2">
            <text:p>"CB", "ST", 2, "(1)"</text:p>
          </table:table-cell>
          <table:table-cell office:value-type="time" office:time-value="PT16H36M0S" table:style-name="ce20">
            <text:p>16:36</text:p>
          </table:table-cell>
          <table:table-cell office:value-type="time" office:time-value="PT16H36M0S" table:style-name="ce19">
            <text:p>16:36</text:p>
          </table:table-cell>
          <table:table-cell office:value-type="string" table:style-name="ce17">
            <text:p>Chorzów Batory</text:p>
          </table:table-cell>
          <table:table-cell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2">
            <text:p>"CB-KTC-1", "SBL", 2, "1", "(2)"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2">
            <text:p>"CB-KTC-2", "SBL+Sem(PODG)", 2, "2", "(2)"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1">
            <text:p>"KTC-KO-1", "SBL+PO(Załęże)", 2, "1", "(2)"</text:p>
          </table:table-cell>
          <table:table-cell office:value-type="time" office:time-value="PT16H40M0S" table:style-name="ce20">
            <text:p>16:40</text:p>
          </table:table-cell>
          <table:table-cell office:value-type="time" office:time-value="PT16H40M0S" table:style-name="ce19">
            <text:p>16:40</text:p>
          </table:table-cell>
          <table:table-cell office:value-type="string" table:style-name="ce17">
            <text:p>Katowice Załęże</text:p>
          </table:table-cell>
          <table:table-cell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1">
            <text:p>"KTC-KO-2", "SBL+Sem(ST)", 2, "2", "(2)"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2">
            <text:p>"KO", "ST", 2, "(3)"</text:p>
          </table:table-cell>
          <table:table-cell office:value-type="time" office:time-value="PT16H44M0S" table:style-name="ce20">
            <text:p>16:44</text:p>
          </table:table-cell>
          <table:table-cell office:value-type="time" office:time-value="PT16H51M0S" table:style-name="ce19">
            <text:p>16:51</text:p>
          </table:table-cell>
          <table:table-cell office:value-type="string" table:style-name="ce17">
            <text:p>Katowice</text:p>
          </table:table-cell>
          <table:table-cell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2">
            <text:p>"KO", "ST", 114, "(N/A)"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2">
            <text:p>"KO-KZ", "SBL+Sem(ST)", 2, "1", "(1)"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2">
            <text:p>"KZ", "ST", 2, "(1)"</text:p>
          </table:table-cell>
          <table:table-cell office:value-type="time" office:time-value="PT16H54M0S" table:style-name="ce20">
            <text:p>16:54</text:p>
          </table:table-cell>
          <table:table-cell office:value-type="time" office:time-value="PT16H54M0S" table:style-name="ce19">
            <text:p>16:54</text:p>
          </table:table-cell>
          <table:table-cell office:value-type="string" table:style-name="ce17">
            <text:p>Katowice Zawodzie</text:p>
          </table:table-cell>
          <table:table-cell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6">
            <text:p>to Częstochowa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6">
            <text:p>####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6">
            <text:p>KS - OsP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float" office:value="40675" table:style-name="ce16">
            <text:p>40675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6">
            <text:p>S1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6">
            <text:p>from Czestochowa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5">
            <text:p>"KZ", "ST", 1, "(1)"</text:p>
          </table:table-cell>
          <table:table-cell office:value-type="time" office:time-value="PT16H44M0S" table:style-name="ce20">
            <text:p>16:44</text:p>
          </table:table-cell>
          <table:table-cell office:value-type="time" office:time-value="PT16H44M0S" table:style-name="ce19">
            <text:p>16:44</text:p>
          </table:table-cell>
          <table:table-cell office:value-type="string" table:style-name="ce17">
            <text:p>Katowice Zawodzie</text:p>
          </table:table-cell>
          <table:table-cell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5">
            <text:p>"KZ-KO", "SBL+Sem(ST)", 1, "1", "(1)"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2">
            <text:p>"KO", "ST", 117, "(N/A)"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2">
            <text:p>"KO", "ST", 9, "(1)"</text:p>
          </table:table-cell>
          <table:table-cell office:value-type="time" office:time-value="PT16H48M0S" table:style-name="ce20">
            <text:p>16:48</text:p>
          </table:table-cell>
          <table:table-cell office:value-type="time" office:time-value="PT16H55M0S" table:style-name="ce19">
            <text:p>16:55</text:p>
          </table:table-cell>
          <table:table-cell office:value-type="string" table:style-name="ce17">
            <text:p>Katowice</text:p>
          </table:table-cell>
          <table:table-cell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8">
            <text:p>"KO-KTC-1", "SBL", 1, "1", "(2)"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8">
            <text:p>"KO-KTC-2", "SBL+POGP", 1, "2", "(2)"</text:p>
          </table:table-cell>
          <table:table-cell office:value-type="time" office:time-value="PT16H58M0S" table:style-name="ce20">
            <text:p>16:58</text:p>
          </table:table-cell>
          <table:table-cell office:value-type="time" office:time-value="PT16H58M0S" table:style-name="ce19">
            <text:p>16:58</text:p>
          </table:table-cell>
          <table:table-cell office:value-type="string" table:style-name="ce17">
            <text:p>Katowice Załęże</text:p>
          </table:table-cell>
          <table:table-cell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5">
            <text:p>"KTC-CB-1", "SBL", 1, "1", "(2)"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5">
            <text:p>"KTC-CB-2", "SBL+Sem(ST)", 1, "2", "(2)"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5">
            <text:p>"CB", "ST", 1, "(1)"</text:p>
          </table:table-cell>
          <table:table-cell office:value-type="time" office:time-value="PT17H2M0S" table:style-name="ce20">
            <text:p>17:02</text:p>
          </table:table-cell>
          <table:table-cell office:value-type="time" office:time-value="PT17H2M0S" table:style-name="ce19">
            <text:p>17:02</text:p>
          </table:table-cell>
          <table:table-cell office:value-type="string" table:style-name="ce17">
            <text:p>Chorzów Batory</text:p>
          </table:table-cell>
          <table:table-cell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6">
            <text:p>to Gliwice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6">
            <text:p>####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6">
            <text:p>IC - IC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6">
            <text:p>57/73000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6">
            <text:p>WAWEL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6">
            <text:p>from Berlin Hauptbahnhof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2">
            <text:p>"CB", "ST", 2, "(1)"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2">
            <text:p>"CB-KTC-1", "SBL", 2, "1", "(2)"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2">
            <text:p>"CB-KTC-2", "SBL+Sem(PODG)", 2, "2", "(2)"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1">
            <text:p>"KTC-KO-1", "SBL+PO(Załęże)", 2, "1", "(2)"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1">
            <text:p>"KTC-KO-2", "SBL+Sem(ST)", 2, "2", "(2)"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2">
            <text:p>"KO", "ST", 4, "(3)"</text:p>
          </table:table-cell>
          <table:table-cell office:value-type="time" office:time-value="PT16H53M0S" table:style-name="ce20">
            <text:p>16:53</text:p>
          </table:table-cell>
          <table:table-cell office:value-type="time" office:time-value="PT16H58M0S" table:style-name="ce19">
            <text:p>16:58</text:p>
          </table:table-cell>
          <table:table-cell office:value-type="string" table:style-name="ce17">
            <text:p>Katowice</text:p>
          </table:table-cell>
          <table:table-cell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2">
            <text:p>"KO", "ST", 114, "(N/A)"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2">
            <text:p>"KO-KZ", "SBL+Sem(ST)", 4, "1", "(1)"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2">
            <text:p>"KZ", "ST", 4, "(2)"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6">
            <text:p>to Kraków Główny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6">
            <text:p>####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6">
            <text:p>IC - IC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float" office:value="4120" table:style-name="ce16">
            <text:p>4120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6">
            <text:p>DASZYŃSKI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6">
            <text:p>from Bielsko-Biała Główna<text:s/>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5">
            <text:p>"KL", "ST", 2, "(2)"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5">
            <text:p>"KL-Bry-1", "SBL", 2, "1", "(2)"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5">
            <text:p>"KL-Bry-2", "SBL+Sem(PODG)", 2, "2", "(2)"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5">
            <text:p>"Bry", "PODG", 2, "1", "(1)"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5">
            <text:p>"Bry-KO", "PODG+Sem(ST)", 2, "1", "(1)"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style-name="ro2">
          <table:table-cell office:value-type="string" table:style-name="ce12">
            <text:p>"KO", "ST", 10, "(4)"</text:p>
          </table:table-cell>
          <table:table-cell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number-rows-repeated="763" table:style-name="ro2">
          <table:table-cell table:number-columns-repeated="2" table:style-name="ce16"/>
          <table:table-cell table:number-columns-repeated="3" table:style-name="ce17"/>
          <table:table-cell table:number-columns-repeated="2" table:style-name="ce18"/>
          <table:table-cell table:number-columns-repeated="16377"/>
        </table:table-row>
        <table:table-row table:number-rows-repeated="10474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5">
      <number:hours number:style="long"/>
      <number:text>:</number:text>
      <number:minutes number:style="long"/>
    </number:time-style>
    <number:text-style style:name="N30">
      <number:text-content/>
    </number:text-style>
    <number:time-style style:name="N36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4</meta:generator>
    <meta:initial-creator>KK</meta:initial-creator>
    <dc:creator>KK</dc:creator>
    <meta:creation-date>2021-06-01T04:24:51Z</meta:creation-date>
    <dc:date>2021-06-07T06:25:00Z</dc:date>
  </office:meta>
</office:document-meta>
</file>